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èque 7€ordre du trésor publique</text:p>
      <text:p text:style-name="Standard">Photocopie carte identité</text:p>
      <text:p text:style-name="Standard">Photocopie attestation de recensement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ui Non</meta:initial-creator>
    <meta:creation-date>2017-11-07T08:38:42.58</meta:creation-date>
    <dc:date>2017-11-09T08:46:35.47</dc:date>
    <dc:creator>Oui Non</dc:creator>
    <meta:editing-duration>PT8H58M54S</meta:editing-duration>
    <meta:editing-cycles>2</meta:editing-cycles>
    <meta:generator>OpenOffice/4.1.3$Win32 OpenOffice.org_project/413m1$Build-9783</meta:generator>
    <meta:printed-by>Oui Non</meta:printed-by>
    <meta:print-date>2017-11-09T00:15:53.62</meta:print-date>
    <meta:document-statistic meta:table-count="0" meta:image-count="0" meta:object-count="0" meta:page-count="1" meta:paragraph-count="3" meta:word-count="12" meta:character-count="96"/>
  </office:meta>
</office:document-meta>
</file>